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BlairMdITC TT" svg:font-family="'BlairMdITC T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pitch="variable"/>
    <style:font-face style:name="ヒラギノ角ゴシック1" svg:font-family="ヒラギノ角ゴシック" style:font-family-generic="swiss" style:font-pitch="variable"/>
    <style:font-face style:name="ヒラギノ角ゴシック2" svg:font-family="ヒラギノ角ゴシック" style:font-family-generic="system" style:font-pitch="variable"/>
    <style:font-face style:name="メイリオ" svg:font-family="メイリオ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5cm" fo:min-width="0.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fill-color="#ffffff" draw:textarea-horizontal-align="justify" draw:textarea-vertical-align="middle" draw:auto-grow-height="false" fo:min-height="14.7cm" fo:min-width="0.4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6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92cm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none" draw:fill-color="#ffffff" draw:textarea-horizontal-align="justify" draw:textarea-vertical-align="middle" draw:auto-grow-height="false" fo:min-height="14.7cm" fo:min-width="4.437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38cm"/>
      <style:paragraph-properties style:writing-mode="lr-tb"/>
    </style:style>
    <style:style style:name="gr16" style:family="graphic" style:parent-style-name="standard">
      <style:graphic-properties svg:stroke-width="0.051cm" svg:stroke-color="#000000" draw:marker-start-width="0.276cm" draw:marker-end-width="0.276cm" draw:fill="none" draw:fill-color="#ffffff" draw:textarea-horizontal-align="justify" draw:textarea-vertical-align="middle" draw:auto-grow-height="false" fo:min-height="0.7cm" fo:min-width="4.45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0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9cm"/>
      <style:paragraph-properties style:writing-mode="lr-tb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cm" svg:y1="4cm" svg:x2="4.1cm" svg:y2="4cm">
          <text:p/>
        </draw:line>
        <draw:line draw:style-name="gr1" draw:text-style-name="P1" draw:layer="layout" svg:x1="2cm" svg:y1="6cm" svg:x2="4.1cm" svg:y2="6cm">
          <text:p/>
        </draw:line>
        <draw:line draw:style-name="gr1" draw:text-style-name="P1" draw:layer="layout" svg:x1="2cm" svg:y1="8cm" svg:x2="4.1cm" svg:y2="8cm">
          <text:p/>
        </draw:line>
        <draw:line draw:style-name="gr1" draw:text-style-name="P1" draw:layer="layout" svg:x1="2cm" svg:y1="10cm" svg:x2="4.1cm" svg:y2="10cm">
          <text:p/>
        </draw:line>
        <draw:line draw:style-name="gr1" draw:text-style-name="P1" draw:layer="layout" svg:x1="2cm" svg:y1="17cm" svg:x2="4.1cm" svg:y2="17cm">
          <text:p/>
        </draw:line>
        <draw:line draw:style-name="gr1" draw:text-style-name="P1" draw:layer="layout" svg:x1="2cm" svg:y1="15cm" svg:x2="4.1cm" svg:y2="15cm">
          <text:p/>
        </draw:line>
        <draw:frame draw:style-name="gr2" draw:text-style-name="P3" draw:layer="layout" svg:width="1.984cm" svg:height="0.962cm" svg:x="1.3cm" svg:y="3cm">
          <draw:text-box>
            <text:p text:style-name="P2">IRQ0</text:p>
          </draw:text-box>
        </draw:frame>
        <draw:frame draw:style-name="gr2" draw:text-style-name="P3" draw:layer="layout" svg:width="1.984cm" svg:height="0.962cm" svg:x="1.3cm" svg:y="5cm">
          <draw:text-box>
            <text:p text:style-name="P2">IRQ1</text:p>
          </draw:text-box>
        </draw:frame>
        <draw:frame draw:style-name="gr2" draw:text-style-name="P3" draw:layer="layout" svg:width="1.984cm" svg:height="0.962cm" svg:x="1.3cm" svg:y="7.1cm">
          <draw:text-box>
            <text:p text:style-name="P2">IRQ1</text:p>
          </draw:text-box>
        </draw:frame>
        <draw:frame draw:style-name="gr2" draw:text-style-name="P3" draw:layer="layout" svg:width="1.984cm" svg:height="0.962cm" svg:x="1.3cm" svg:y="9.1cm">
          <draw:text-box>
            <text:p text:style-name="P2">IRQ1</text:p>
          </draw:text-box>
        </draw:frame>
        <draw:frame draw:style-name="gr3" draw:text-style-name="P3" draw:layer="layout" svg:width="2.335cm" svg:height="0.962cm" svg:x="1.3cm" svg:y="14cm">
          <draw:text-box>
            <text:p text:style-name="P2">IRQ62</text:p>
          </draw:text-box>
        </draw:frame>
        <draw:frame draw:style-name="gr3" draw:text-style-name="P3" draw:layer="layout" svg:width="2.335cm" svg:height="0.962cm" svg:x="1.3cm" svg:y="16cm">
          <draw:text-box>
            <text:p text:style-name="P2">IRQ63</text:p>
          </draw:text-box>
        </draw:frame>
        <draw:custom-shape draw:style-name="gr4" draw:text-style-name="P4" draw:layer="layout" svg:width="1cm" svg:height="2cm" svg:x="4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4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4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4cm" svg:y="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5cm" svg:x="4cm" svg:y="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606cm" svg:height="0.962cm" draw:transform="rotate (1.5707963267949) translate (3.938cm 13.429cm)">
          <draw:text-box>
            <text:p text:style-name="P2">MINTCFGSENSE 0/1</text:p>
          </draw:text-box>
        </draw:frame>
        <draw:frame draw:style-name="gr7" draw:text-style-name="P7" draw:layer="layout" svg:width="2.183cm" svg:height="1.361cm" svg:x="3.5cm" svg:y="1.696cm">
          <draw:text-box>
            <text:p text:style-name="P6"><text:span text:style-name="T1">level</text:span></text:p>
            <text:p text:style-name="P6"><text:span text:style-name="T1">or edge</text:span></text:p>
          </draw:text-box>
        </draw:frame>
        <draw:line draw:style-name="gr1" draw:text-style-name="P1" draw:layer="layout" svg:x1="5cm" svg:y1="4cm" svg:x2="7.1cm" svg:y2="4cm">
          <text:p/>
        </draw:line>
        <draw:line draw:style-name="gr1" draw:text-style-name="P1" draw:layer="layout" svg:x1="4.9cm" svg:y1="6cm" svg:x2="7cm" svg:y2="6cm">
          <text:p/>
        </draw:line>
        <draw:line draw:style-name="gr1" draw:text-style-name="P1" draw:layer="layout" svg:x1="5cm" svg:y1="8cm" svg:x2="7.1cm" svg:y2="8cm">
          <text:p/>
        </draw:line>
        <draw:line draw:style-name="gr1" draw:text-style-name="P1" draw:layer="layout" svg:x1="5cm" svg:y1="10cm" svg:x2="7.1cm" svg:y2="10cm">
          <text:p/>
        </draw:line>
        <draw:line draw:style-name="gr1" draw:text-style-name="P1" draw:layer="layout" svg:x1="5cm" svg:y1="15cm" svg:x2="7.1cm" svg:y2="15cm">
          <text:p/>
        </draw:line>
        <draw:line draw:style-name="gr1" draw:text-style-name="P1" draw:layer="layout" svg:x1="5cm" svg:y1="17cm" svg:x2="7.1cm" svg:y2="17cm">
          <text:p/>
        </draw:line>
        <draw:custom-shape draw:style-name="gr4" draw:text-style-name="P4" draw:layer="layout" svg:width="1cm" svg:height="2cm" svg:x="7.01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7.013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7.013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7.013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7.013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7.013cm" svg:y="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5cm" svg:x="7.013cm" svg:y="3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6.005cm" svg:height="0.962cm" draw:transform="rotate (1.5707963267949) translate (6.951cm 13.429cm)">
          <draw:text-box>
            <text:p text:style-name="P2">MINTPENDING 0/1</text:p>
          </draw:text-box>
        </draw:frame>
        <draw:frame draw:style-name="gr9" draw:text-style-name="P7" draw:layer="layout" svg:width="2.263cm" svg:height="1.361cm" svg:x="6.497cm" svg:y="1.696cm">
          <draw:text-box>
            <text:p text:style-name="P6"><text:span text:style-name="T1">pending</text:span></text:p>
            <text:p text:style-name="P6"><text:span text:style-name="T1">request</text:span></text:p>
          </draw:text-box>
        </draw:frame>
        <draw:line draw:style-name="gr1" draw:text-style-name="P1" draw:layer="layout" svg:x1="8cm" svg:y1="4.013cm" svg:x2="10.1cm" svg:y2="4.013cm">
          <text:p/>
        </draw:line>
        <draw:line draw:style-name="gr1" draw:text-style-name="P1" draw:layer="layout" svg:x1="7.9cm" svg:y1="6.013cm" svg:x2="10cm" svg:y2="6.013cm">
          <text:p/>
        </draw:line>
        <draw:line draw:style-name="gr1" draw:text-style-name="P1" draw:layer="layout" svg:x1="8cm" svg:y1="8.013cm" svg:x2="10.1cm" svg:y2="8.013cm">
          <text:p/>
        </draw:line>
        <draw:line draw:style-name="gr1" draw:text-style-name="P1" draw:layer="layout" svg:x1="8cm" svg:y1="10.013cm" svg:x2="10.1cm" svg:y2="10.013cm">
          <text:p/>
        </draw:line>
        <draw:line draw:style-name="gr1" draw:text-style-name="P1" draw:layer="layout" svg:x1="8cm" svg:y1="15.013cm" svg:x2="10.1cm" svg:y2="15.013cm">
          <text:p/>
        </draw:line>
        <draw:line draw:style-name="gr1" draw:text-style-name="P1" draw:layer="layout" svg:x1="8cm" svg:y1="17.013cm" svg:x2="10.1cm" svg:y2="17.013cm">
          <text:p/>
        </draw:line>
        <draw:custom-shape draw:style-name="gr4" draw:text-style-name="P4" draw:layer="layout" svg:width="1cm" svg:height="2cm" svg:x="10.013cm" svg:y="3.0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0.013cm" svg:y="5.0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0.013cm" svg:y="7.0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0.013cm" svg:y="9.0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0.013cm" svg:y="14.0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0.013cm" svg:y="16.0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5cm" svg:x="10.013cm" svg:y="3.013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6.958cm" svg:height="0.962cm" draw:transform="rotate (1.5707963267949) translate (9.951cm 13.442cm)">
          <draw:text-box>
            <text:p text:style-name="P2">MINTCFGENABLE 0/1</text:p>
          </draw:text-box>
        </draw:frame>
        <draw:frame draw:style-name="gr11" draw:text-style-name="P7" draw:layer="layout" svg:width="1.988cm" svg:height="0.806cm" svg:x="9.497cm" svg:y="2.209cm">
          <draw:text-box>
            <text:p text:style-name="P6"><text:span text:style-name="T1">enable</text:span></text:p>
          </draw:text-box>
        </draw:frame>
        <draw:line draw:style-name="gr1" draw:text-style-name="P1" draw:layer="layout" svg:x1="11cm" svg:y1="4.026cm" svg:x2="13.1cm" svg:y2="4.026cm">
          <text:p/>
        </draw:line>
        <draw:line draw:style-name="gr1" draw:text-style-name="P1" draw:layer="layout" svg:x1="10.9cm" svg:y1="6.026cm" svg:x2="13cm" svg:y2="6.026cm">
          <text:p/>
        </draw:line>
        <draw:line draw:style-name="gr1" draw:text-style-name="P1" draw:layer="layout" svg:x1="11cm" svg:y1="8.026cm" svg:x2="13.1cm" svg:y2="8.026cm">
          <text:p/>
        </draw:line>
        <draw:line draw:style-name="gr1" draw:text-style-name="P1" draw:layer="layout" svg:x1="11cm" svg:y1="10.026cm" svg:x2="13.1cm" svg:y2="10.026cm">
          <text:p/>
        </draw:line>
        <draw:line draw:style-name="gr1" draw:text-style-name="P1" draw:layer="layout" svg:x1="11cm" svg:y1="15.026cm" svg:x2="13.1cm" svg:y2="15.026cm">
          <text:p/>
        </draw:line>
        <draw:line draw:style-name="gr1" draw:text-style-name="P1" draw:layer="layout" svg:x1="11cm" svg:y1="17.026cm" svg:x2="13.1cm" svg:y2="17.026cm">
          <text:p/>
        </draw:line>
        <draw:custom-shape draw:style-name="gr4" draw:text-style-name="P4" draw:layer="layout" svg:width="1cm" svg:height="2cm" svg:x="13.013cm" svg:y="3.0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3.013cm" svg:y="5.0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3.013cm" svg:y="7.0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3.013cm" svg:y="9.0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3.013cm" svg:y="14.0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2cm" svg:x="13.013cm" svg:y="16.0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5cm" svg:x="13.013cm" svg:y="3.026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8.503cm" svg:height="0.962cm" draw:transform="rotate (1.5707963267949) translate (12.951cm 13.455cm)">
          <draw:text-box>
            <text:p text:style-name="P2">MINTCFGPRIORITY 0/1/2/3</text:p>
          </draw:text-box>
        </draw:frame>
        <draw:frame draw:style-name="gr13" draw:text-style-name="P7" draw:layer="layout" svg:width="1.992cm" svg:height="0.806cm" svg:x="12.497cm" svg:y="2.222cm">
          <draw:text-box>
            <text:p text:style-name="P6"><text:span text:style-name="T1">priority</text:span></text:p>
          </draw:text-box>
        </draw:frame>
        <draw:line draw:style-name="gr1" draw:text-style-name="P1" draw:layer="layout" svg:x1="14cm" svg:y1="4.026cm" svg:x2="16.1cm" svg:y2="4.026cm">
          <text:p/>
        </draw:line>
        <draw:line draw:style-name="gr1" draw:text-style-name="P1" draw:layer="layout" svg:x1="13.9cm" svg:y1="6.026cm" svg:x2="16cm" svg:y2="6.026cm">
          <text:p/>
        </draw:line>
        <draw:line draw:style-name="gr1" draw:text-style-name="P1" draw:layer="layout" svg:x1="14cm" svg:y1="8.026cm" svg:x2="16.1cm" svg:y2="8.026cm">
          <text:p/>
        </draw:line>
        <draw:line draw:style-name="gr1" draw:text-style-name="P1" draw:layer="layout" svg:x1="14cm" svg:y1="10.026cm" svg:x2="16.1cm" svg:y2="10.026cm">
          <text:p/>
        </draw:line>
        <draw:line draw:style-name="gr1" draw:text-style-name="P1" draw:layer="layout" svg:x1="14cm" svg:y1="15.026cm" svg:x2="16.1cm" svg:y2="15.026cm">
          <text:p/>
        </draw:line>
        <draw:line draw:style-name="gr1" draw:text-style-name="P1" draw:layer="layout" svg:x1="14cm" svg:y1="17.026cm" svg:x2="16.1cm" svg:y2="17.026cm">
          <text:p/>
        </draw:line>
        <draw:custom-shape draw:style-name="gr14" draw:text-style-name="P5" draw:layer="layout" svg:width="4.987cm" svg:height="15cm" svg:x="16.013cm" svg:y="3.026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4.638cm" svg:height="0.806cm" svg:x="16.016cm" svg:y="2.2cm">
          <draw:text-box>
            <text:p text:style-name="P6"><text:span text:style-name="T1">priority tournament</text:span></text:p>
          </draw:text-box>
        </draw:frame>
        <draw:custom-shape draw:style-name="gr16" draw:text-style-name="P5" draw:layer="layout" svg:width="5cm" svg:height="1cm" svg:x="16cm" svg:y="19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4.507cm" svg:height="0.962cm" svg:x="16.293cm" svg:y="19.038cm">
          <draw:text-box>
            <text:p text:style-name="P2">MINTCURLVL</text:p>
          </draw:text-box>
        </draw:frame>
        <draw:custom-shape draw:style-name="gr16" draw:text-style-name="P5" draw:layer="layout" svg:width="5cm" svg:height="1cm" svg:x="9.1cm" svg:y="19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4.439cm" svg:height="0.962cm" svg:x="9.3cm" svg:y="19cm">
          <draw:text-box>
            <text:p text:style-name="P2">MINTPRELVL</text:p>
          </draw:text-box>
        </draw:frame>
        <draw:line draw:style-name="gr1" draw:text-style-name="P1" draw:layer="layout" svg:x1="16cm" svg:y1="19.474cm" svg:x2="14.1cm" svg:y2="19.5cm">
          <text:p/>
        </draw:line>
        <draw:line draw:style-name="gr1" draw:text-style-name="P1" draw:layer="layout" svg:x1="17.5cm" svg:y1="18.9cm" svg:x2="17.5cm" svg:y2="18.026cm">
          <text:p/>
        </draw:line>
        <draw:line draw:style-name="gr1" draw:text-style-name="P1" draw:layer="layout" svg:x1="19.5cm" svg:y1="18cm" svg:x2="19.5cm" svg:y2="19.027cm">
          <text:p/>
        </draw:line>
        <draw:line draw:style-name="gr1" draw:text-style-name="P1" draw:layer="layout" svg:x1="21cm" svg:y1="8cm" svg:x2="23.1cm" svg:y2="8cm">
          <text:p/>
        </draw:line>
        <draw:line draw:style-name="gr1" draw:text-style-name="P1" draw:layer="layout" svg:x1="20.9cm" svg:y1="10cm" svg:x2="23cm" svg:y2="10cm">
          <text:p/>
        </draw:line>
        <draw:line draw:style-name="gr1" draw:text-style-name="P1" draw:layer="layout" svg:x1="22.9cm" svg:y1="12cm" svg:x2="21cm" svg:y2="12.026cm">
          <text:p/>
        </draw:line>
        <draw:line draw:style-name="gr19" draw:text-style-name="P1" draw:layer="layout" svg:x1="21.7cm" svg:y1="9.6cm" svg:x2="22.2cm" svg:y2="10.4cm">
          <text:p/>
        </draw:line>
        <draw:frame draw:style-name="gr20" draw:text-style-name="P3" draw:layer="layout" svg:width="4.909cm" svg:height="0.962cm" svg:x="22.916cm" svg:y="7.5cm">
          <draw:text-box>
            <text:p text:style-name="P2">INTCTRL_REQ</text:p>
          </draw:text-box>
        </draw:frame>
        <draw:frame draw:style-name="gr21" draw:text-style-name="P3" draw:layer="layout" svg:width="6.213cm" svg:height="0.962cm" svg:x="22.917cm" svg:y="9.5cm">
          <draw:text-box>
            <text:p text:style-name="P2">INTCTRL_NUM[5:0]</text:p>
          </draw:text-box>
        </draw:frame>
        <draw:frame draw:style-name="gr22" draw:text-style-name="P3" draw:layer="layout" svg:width="4.837cm" svg:height="0.962cm" svg:x="22.917cm" svg:y="11.5cm">
          <draw:text-box>
            <text:p text:style-name="P2">INTCTRL_ACK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BlairMdITC TT" svg:font-family="'BlairMdITC T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pitch="variable"/>
    <style:font-face style:name="ヒラギノ角ゴシック1" svg:font-family="ヒラギノ角ゴシック" style:font-family-generic="swiss" style:font-pitch="variable"/>
    <style:font-face style:name="ヒラギノ角ゴシック2" svg:font-family="ヒラギノ角ゴシック" style:font-family-generic="system" style:font-pitch="variable"/>
    <style:font-face style:name="メイリオ" svg:font-family="メイリオ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Dash" draw:style="rect" draw:dots1="1" draw:dots1-length="197%" draw:distance="127%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2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6-13T22:38:46.875764692</dc:date>
    <meta:editing-duration>P1DT6H40M20S</meta:editing-duration>
    <meta:editing-cycles>241</meta:editing-cycles>
    <meta:generator>LibreOffice/7.5.3.2$MacOSX_AARCH64 LibreOffice_project/9f56dff12ba03b9acd7730a5a481eea045e468f3</meta:generator>
    <meta:document-statistic meta:object-count="88"/>
  </office:meta>
</office:document-meta>
</file>